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6.3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4.42cm" svg:x="3.8cm" svg:y="5.457cm" presentation:class="title" presentation:user-transformed="true">
          <draw:text-box>
            <text:p text:style-name="P1"><text:span text:style-name="T1">Plan de evaluación</text:span><text:line-break/><text:line-break/>Proyecto: Make Yourself Strong</text:p>
          </draw:text-box>
        </draw:frame>
        <draw:frame presentation:style-name="pr2" draw:text-style-name="P2" draw:layer="layout" svg:width="25.2cm" svg:height="6.379cm" svg:x="1.4cm" svg:y="10.8cm" presentation:class="subtitle" presentation:user-transformed="true">
          <draw:text-box>
            <text:p text:style-name="P2">Josu Rodríguez</text:p>
            <text:p text:style-name="P2">Jose Ignacio Sánchez</text:p>
            <text:p text:style-name="P2">David Ramirez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Índi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étodos desechados</text:p>
              </text:list-item>
              <text:list-item>
                <text:p>Métodos tenidos en cuenta</text:p>
              </text:list-item>
              <text:list-item>
                <text:p>Plan de evaluació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desechad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Recorrido cognitivo</text:p>
              </text:list-item>
              <text:list-item>
                <text:p>Inspección de estándares</text:p>
              </text:list-item>
              <text:list-item>
                <text:p>Grupos de discusión dirigidos</text:p>
              </text:list-item>
              <text:list-item>
                <text:p>Entrevistas</text:p>
              </text:list-item>
              <text:list-item>
                <text:p>Medida de las prestaciones</text:p>
              </text:list-item>
              <text:list-item>
                <text:p>Test retrospectivo</text:p>
              </text:list-item>
              <text:list-item>
                <text:p>Método del conductor (coaching)</text:p>
              </text:list-item>
              <text:list-item>
                <text:p>Ordenación de tarjeta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tenidos en cuen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spección heurística</text:p>
              </text:list-item>
              <text:list-item>
                <text:p>Recorrido de la usabilidad plural</text:p>
              </text:list-item>
              <text:list-item>
                <text:p>Observación de campo</text:p>
              </text:list-item>
              <text:list-item>
                <text:p>Cuestionarios</text:p>
              </text:list-item>
              <text:list-item>
                <text:p>Registro de uso</text:p>
              </text:list-item>
              <text:list-item>
                <text:p>Pensar en voz alta o interacción constructiv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 de evalu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rden y fases de desarrollo en que aplicaríamos los métod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21:11:45.048165870</meta:creation-date>
    <dc:date>2014-12-02T21:33:31.946073116</dc:date>
    <meta:editing-duration>PT6M26S</meta:editing-duration>
    <meta:editing-cycles>1</meta:editing-cycles>
    <meta:document-statistic meta:object-count="53"/>
    <meta:generator>LibreOffice/4.2.6.3$Linux_X86_64 LibreOffice_project/420m0$Build-3</meta:generator>
  </office:meta>
</office:document-meta>
</file>